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B732BD5A49F969E6.png" manifest:media-type="image/png"/>
  <manifest:file-entry manifest:full-path="Pictures/10000EC90000001C0000001C74B8B72D8637068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d036a" officeooo:paragraph-rsid="000dad18"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e090d" officeooo:paragraph-rsid="000e090d" style:font-size-asian="28pt" style:font-weight-asian="bold" style:font-size-complex="28pt" style:font-weight-complex="bold"/>
    </style:style>
    <style:style style:name="P3" style:family="paragraph" style:parent-style-name="Standard">
      <style:paragraph-properties fo:text-align="end" style:justify-single-word="false"/>
      <style:text-properties fo:font-size="18pt" style:text-underline-style="none" fo:font-weight="bold" officeooo:rsid="001d036a" officeooo:paragraph-rsid="000dad18"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normal" officeooo:rsid="001f217c" officeooo:paragraph-rsid="0013cb00"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207906" officeooo:paragraph-rsid="000ee4f2"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normal" officeooo:rsid="00129fc0" officeooo:paragraph-rsid="00129fc0"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officeooo:rsid="001d036a" officeooo:paragraph-rsid="000dad18"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d036a" officeooo:paragraph-rsid="000dad18" style:font-size-asian="15.75pt" style:font-weight-asian="bold" style:font-size-complex="18pt" style:font-weight-complex="bold"/>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090d" officeooo:paragraph-rsid="000e090d" style:font-size-asian="15.75pt" style:font-weight-asian="bold" style:font-size-complex="18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0e090d" officeooo:paragraph-rsid="000e090d"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ee4f2" officeooo:paragraph-rsid="000ee4f2"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e4f2" officeooo:paragraph-rsid="000ee4f2"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2pt" style:text-underline-style="none" fo:font-weight="normal" officeooo:rsid="00207906" officeooo:paragraph-rsid="000ee4f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1392d" officeooo:paragraph-rsid="000ee4f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2dfe1" officeooo:paragraph-rsid="000ee4f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2dfe1" officeooo:paragraph-rsid="00129fc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3ac85" officeooo:paragraph-rsid="00129fc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e090d" officeooo:paragraph-rsid="000ee4f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ee4f2" officeooo:paragraph-rsid="000ee4f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bold" officeooo:rsid="00207906" officeooo:paragraph-rsid="000ee4f2"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fo:font-weight="bold" officeooo:rsid="0021392d" officeooo:paragraph-rsid="000ee4f2"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1392d" officeooo:paragraph-rsid="000ee4f2"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22dfe1" officeooo:paragraph-rsid="000ee4f2"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22dfe1" officeooo:paragraph-rsid="00129fc0"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23ac85" officeooo:paragraph-rsid="00129fc0" style:font-size-asian="10.5pt" style:font-weight-asian="bold" style:font-size-complex="12pt" style:font-weight-complex="bold"/>
    </style:style>
    <style:style style:name="P26" style:family="paragraph" style:parent-style-name="Standard">
      <style:paragraph-properties fo:text-align="start" style:justify-single-word="false"/>
      <style:text-properties officeooo:rsid="001e81bf" officeooo:paragraph-rsid="0013cb00"/>
    </style:style>
    <style:style style:name="P27" style:family="paragraph" style:parent-style-name="Standard">
      <style:paragraph-properties fo:text-align="start" style:justify-single-word="false"/>
      <style:text-properties fo:font-size="15pt" style:text-underline-style="solid" style:text-underline-width="auto" style:text-underline-color="font-color" fo:font-weight="bold" officeooo:rsid="000e090d" officeooo:paragraph-rsid="000e090d" style:font-size-asian="15pt" style:font-weight-asian="bold" style:font-size-complex="15pt" style:font-weight-complex="bold"/>
    </style:style>
    <style:style style:name="P28" style:family="paragraph" style:parent-style-name="Standard">
      <style:paragraph-properties fo:text-align="start" style:justify-single-word="false"/>
      <style:text-properties fo:font-size="15pt" style:text-underline-style="solid" style:text-underline-width="auto" style:text-underline-color="font-color" fo:font-weight="bold" officeooo:rsid="000ee4f2" officeooo:paragraph-rsid="000ee4f2" style:font-size-asian="15pt" style:font-weight-asian="bold" style:font-size-complex="15pt" style:font-weight-complex="bold"/>
    </style:style>
    <style:style style:name="P29" style:family="paragraph" style:parent-style-name="Standard">
      <style:paragraph-properties fo:text-align="start" style:justify-single-word="false"/>
      <style:text-properties fo:font-size="15pt" style:text-underline-style="none" fo:font-weight="normal" officeooo:rsid="000e090d" officeooo:paragraph-rsid="0013cb00"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style:text-underline-style="none" fo:font-weight="normal" officeooo:rsid="000ee4f2" officeooo:paragraph-rsid="000ee4f2"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font-size="15pt" style:text-underline-style="none" fo:font-weight="normal" officeooo:rsid="001d036a" officeooo:paragraph-rsid="000dad18"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officeooo:paragraph-rsid="000ee4f2" style:font-size-asian="15pt" style:font-size-complex="15pt"/>
    </style:style>
    <style:style style:name="P33" style:family="paragraph" style:parent-style-name="Standard">
      <style:paragraph-properties fo:text-align="start" style:justify-single-word="false"/>
      <style:text-properties fo:font-size="15pt" officeooo:paragraph-rsid="0010adbc" style:font-size-asian="15pt" style:font-size-complex="15pt"/>
    </style:style>
    <style:style style:name="P34" style:family="paragraph" style:parent-style-name="Standard">
      <style:paragraph-properties fo:text-align="start" style:justify-single-word="false"/>
      <style:text-properties fo:font-size="15pt" officeooo:paragraph-rsid="000dad18" style:font-size-asian="15pt" style:font-size-complex="15pt"/>
    </style:style>
    <style:style style:name="P35" style:family="paragraph" style:parent-style-name="Standard">
      <style:paragraph-properties fo:text-align="start" style:justify-single-word="false"/>
      <style:text-properties fo:font-size="15pt" officeooo:rsid="001e81bf" officeooo:paragraph-rsid="000dad18" style:font-size-asian="15pt" style:font-size-complex="15pt"/>
    </style:style>
    <style:style style:name="P36" style:family="paragraph" style:parent-style-name="Standard">
      <style:paragraph-properties fo:text-align="start" style:justify-single-word="false"/>
      <style:text-properties fo:font-size="15pt" officeooo:rsid="001f217c" officeooo:paragraph-rsid="000dad18" style:font-size-asian="15pt" style:font-size-complex="15pt"/>
    </style:style>
    <style:style style:name="P37" style:family="paragraph" style:parent-style-name="Standard">
      <style:paragraph-properties fo:text-align="start" style:justify-single-word="false"/>
      <style:text-properties style:font-name="Liberation Sans" fo:font-size="15pt" officeooo:rsid="001f217c" officeooo:paragraph-rsid="000dad18" style:font-size-asian="15pt" style:font-size-complex="15pt"/>
    </style:style>
    <style:style style:name="P38" style:family="paragraph" style:parent-style-name="Standard">
      <style:paragraph-properties fo:text-align="start" style:justify-single-word="false"/>
      <style:text-properties style:font-name="Liberation Sans" fo:font-size="15pt" style:text-underline-style="none" fo:font-weight="normal" officeooo:rsid="0022dfe1" officeooo:paragraph-rsid="000dad18"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style:font-name="Liberation Sans" fo:font-size="15pt" style:text-underline-style="none" fo:font-weight="normal" officeooo:rsid="0023ac85" officeooo:paragraph-rsid="000dad18"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style:font-name="Liberation Sans" fo:font-size="15pt" style:text-underline-style="none" fo:font-weight="normal" officeooo:rsid="0021392d" officeooo:paragraph-rsid="000dad18"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style:font-name="Liberation Sans" fo:font-size="15pt" style:text-underline-style="solid" style:text-underline-width="auto" style:text-underline-color="font-color" fo:font-weight="bold" officeooo:rsid="0022dfe1" officeooo:paragraph-rsid="000dad18"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ans" fo:font-size="15pt" style:text-underline-style="solid" style:text-underline-width="auto" style:text-underline-color="font-color" fo:font-weight="bold" officeooo:rsid="000ee4f2" officeooo:paragraph-rsid="000ee4f2"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font-name="Liberation Sans" fo:font-size="15pt" style:text-underline-style="solid" style:text-underline-width="auto" style:text-underline-color="font-color" fo:font-weight="normal" officeooo:rsid="0021392d" officeooo:paragraph-rsid="000dad18" style:font-size-asian="15pt" style:font-weight-asian="normal" style:font-size-complex="15pt" style:font-weight-complex="normal"/>
    </style:style>
    <style:style style:name="P44" style:family="paragraph" style:parent-style-name="Text_20_body">
      <style:paragraph-properties fo:text-align="start" style:justify-single-word="false"/>
      <style:text-properties style:font-name="Liberation Sans" fo:font-size="15pt" officeooo:rsid="0010adbc" officeooo:paragraph-rsid="00129fc0" style:font-size-asian="15pt" style:font-size-complex="15pt"/>
    </style:style>
    <style:style style:name="P45" style:family="paragraph" style:parent-style-name="Text_20_body">
      <style:text-properties style:font-name="Liberation Sans" fo:font-size="15pt" officeooo:paragraph-rsid="00129fc0" style:font-size-asian="15pt" style:font-size-complex="15pt"/>
    </style:style>
    <style:style style:name="P46" style:family="paragraph" style:parent-style-name="Text_20_body">
      <style:paragraph-properties fo:text-align="start" style:justify-single-word="false"/>
      <style:text-properties style:font-name="Liberation Sans" fo:font-size="15pt" officeooo:rsid="00129fc0" officeooo:paragraph-rsid="00129fc0" style:font-size-asian="15pt" style:font-size-complex="15pt"/>
    </style:style>
    <style:style style:name="P47" style:family="paragraph" style:parent-style-name="Standard">
      <style:paragraph-properties fo:text-align="start" style:justify-single-word="false"/>
      <style:text-properties fo:font-size="15pt" style:text-underline-style="none" fo:font-weight="normal" officeooo:rsid="000ee4f2" officeooo:paragraph-rsid="0010adbc"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fo:font-size="15pt" style:text-underline-style="none" fo:font-weight="normal" officeooo:rsid="0010adbc" officeooo:paragraph-rsid="0010adbc" style:font-size-asian="15pt" style:font-weight-asian="normal" style:font-size-complex="15pt" style:font-weight-complex="normal"/>
    </style:style>
    <style:style style:name="P49" style:family="paragraph" style:parent-style-name="Standard" style:list-style-name="L1">
      <style:paragraph-properties fo:text-align="start" style:justify-single-word="false"/>
      <style:text-properties fo:font-size="12pt" style:text-underline-style="none" fo:font-weight="normal" officeooo:rsid="00207906" officeooo:paragraph-rsid="000ee4f2" style:font-size-asian="10.5pt" style:font-weight-asian="normal" style:font-size-complex="12pt" style:font-weight-complex="normal"/>
    </style:style>
    <style:style style:name="P50" style:family="paragraph" style:parent-style-name="Standard" style:list-style-name="L2">
      <style:paragraph-properties fo:text-align="start" style:justify-single-word="false"/>
      <style:text-properties fo:font-size="12pt" style:text-underline-style="none" fo:font-weight="normal" officeooo:rsid="00207906" officeooo:paragraph-rsid="000ee4f2" style:font-size-asian="10.5pt" style:font-weight-asian="normal" style:font-size-complex="12pt" style:font-weight-complex="normal"/>
    </style:style>
    <style:style style:name="P51" style:family="paragraph" style:parent-style-name="Standard" style:list-style-name="L3">
      <style:paragraph-properties fo:text-align="start" style:justify-single-word="false"/>
      <style:text-properties fo:font-size="12pt" style:text-underline-style="none" fo:font-weight="normal" officeooo:rsid="0021392d" officeooo:paragraph-rsid="000ee4f2" style:font-size-asian="10.5pt" style:font-weight-asian="normal" style:font-size-complex="12pt" style:font-weight-complex="normal"/>
    </style:style>
    <style:style style:name="P52" style:family="paragraph" style:parent-style-name="Standard" style:list-style-name="L4">
      <style:paragraph-properties fo:text-align="start" style:justify-single-word="false"/>
      <style:text-properties fo:font-size="12pt" style:text-underline-style="none" fo:font-weight="normal" officeooo:rsid="0021392d" officeooo:paragraph-rsid="000ee4f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29fc0" officeooo:paragraph-rsid="00129fc0" style:font-size-asian="18pt" style:font-weight-asian="bold" style:font-size-complex="18pt" style:font-weight-complex="bold"/>
    </style:style>
    <style:style style:name="P54" style:family="paragraph" style:parent-style-name="Standard">
      <style:paragraph-properties fo:text-align="start" style:justify-single-word="false"/>
      <style:text-properties fo:font-size="18pt" style:text-underline-style="none" fo:font-weight="normal" officeooo:rsid="0013cb00" officeooo:paragraph-rsid="0013cb00" style:font-size-asian="18pt" style:font-weight-asian="normal" style:font-size-complex="18pt" style:font-weight-complex="normal"/>
    </style:style>
    <style:style style:name="P55"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d036a" officeooo:paragraph-rsid="000dad18" style:font-size-asian="28pt" style:font-weight-asian="bold" style:font-size-complex="28pt" style:font-weight-complex="bold"/>
    </style:style>
    <style:style style:name="P56" style:family="paragraph" style:parent-style-name="Text_20_body">
      <style:paragraph-properties fo:text-align="start" style:justify-single-word="false"/>
      <style:text-properties fo:font-size="15pt" style:text-underline-style="none" fo:font-weight="normal" officeooo:paragraph-rsid="0010adbc" style:font-size-asian="15pt" style:font-weight-asian="normal" style:font-size-complex="15pt" style:font-weight-complex="normal"/>
    </style:style>
    <style:style style:name="T1" style:family="text">
      <style:text-properties officeooo:rsid="002cb2a1"/>
    </style:style>
    <style:style style:name="T2" style:family="text">
      <style:text-properties officeooo:rsid="001f217c"/>
    </style:style>
    <style:style style:name="T3" style:family="text">
      <style:text-properties fo:font-weight="bold" style:font-weight-asian="bold" style:font-weight-complex="bold"/>
    </style:style>
    <style:style style:name="T4" style:family="text">
      <style:text-properties officeooo:rsid="0022dfe1"/>
    </style:style>
    <style:style style:name="T5" style:family="text">
      <style:text-properties officeooo:rsid="0023ac85"/>
    </style:style>
    <style:style style:name="T6" style:family="text">
      <style:text-properties fo:font-style="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5fcbd" style:font-style-asian="italic" style:font-weight-asian="bold" style:font-style-complex="italic" style:font-weight-complex="bold"/>
    </style:style>
    <style:style style:name="T9" style:family="text">
      <style:text-properties fo:font-style="italic" fo:font-weight="bold" officeooo:rsid="0023ac85" style:font-style-asian="italic" style:font-weight-asian="bold" style:font-style-complex="italic" style:font-weight-complex="bold"/>
    </style:style>
    <style:style style:name="T10" style:family="text">
      <style:text-properties officeooo:rsid="000ee4f2"/>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ee4f2" style:font-weight-asian="normal" style:font-weight-complex="normal"/>
    </style:style>
    <style:style style:name="T13" style:family="text">
      <style:text-properties style:text-underline-style="none" fo:font-weight="normal" officeooo:rsid="0010adbc" style:font-weight-asian="normal" style:font-weight-complex="normal"/>
    </style:style>
    <style:style style:name="T14" style:family="text">
      <style:text-properties style:text-underline-style="none" fo:font-weight="normal" officeooo:rsid="00129fc0" style:font-weight-asian="normal" style:font-weight-complex="normal"/>
    </style:style>
    <style:style style:name="T15" style:family="text">
      <style:text-properties style:text-underline-style="none" fo:font-weight="normal" officeooo:rsid="001d036a" style:font-weight-asian="normal" style:font-weight-complex="normal"/>
    </style:style>
    <style:style style:name="T16" style:family="text">
      <style:text-properties style:text-underline-style="none" fo:font-weight="normal" officeooo:rsid="001e81bf" style:font-weight-asian="normal" style:font-weight-complex="normal"/>
    </style:style>
    <style:style style:name="T17" style:family="text">
      <style:text-properties style:text-underline-style="none" fo:font-weight="normal" officeooo:rsid="001f217c" style:font-weight-asian="normal" style:font-weight-complex="normal"/>
    </style:style>
    <style:style style:name="T18" style:family="text">
      <style:text-properties style:text-underline-style="none" fo:font-weight="bold" officeooo:rsid="001d036a" style:font-weight-asian="normal" style:font-weight-complex="normal"/>
    </style:style>
    <style:style style:name="T19" style:family="text">
      <style:text-properties officeooo:rsid="0010adbc"/>
    </style:style>
    <style:style style:name="T20" style:family="text">
      <style:text-properties style:text-position="33% 80%"/>
    </style:style>
    <style:style style:name="T21" style:family="text">
      <style:text-properties style:text-position="33% 80%" fo:font-style="italic"/>
    </style:style>
    <style:style style:name="T22" style:family="text">
      <style:text-properties style:text-position="super 58%" style:text-underline-style="none" fo:font-weight="normal" style:font-weight-asian="normal" style:font-weight-complex="normal"/>
    </style:style>
    <style:style style:name="T23" style:family="text">
      <style:text-properties style:text-position="super 58%" style:text-underline-style="none" fo:font-weight="normal" officeooo:rsid="00129fc0" style:font-weight-asian="normal" style:font-weight-complex="normal"/>
    </style:style>
    <style:style style:name="T24" style:family="text">
      <style:text-properties officeooo:rsid="00129fc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READTH FIRST SEARCH</text:p>
      <text:p text:style-name="P1"/>
      <text:p text:style-name="P1"/>
      <text:p text:style-name="P1"/>
      <text:p text:style-name="P1"/>
      <text:p text:style-name="P3"/>
      <text:p text:style-name="P3"><text:span text:style-name="T1">P</text:span>roject by:</text:p>
      <text:p text:style-name="P3">Alisha Jyoti </text:p>
      <text:p text:style-name="P3">140905042</text:p>
      <text:p text:style-name="P3"><text:soft-page-break/></text:p>
      <text:p text:style-name="P3">Harshita Singh</text:p>
      <text:p text:style-name="P3">140905170</text:p>
      <text:p text:style-name="P3">(AI Batch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ACKNOWLEDGMENT</text:p>
      <text:p text:style-name="P27"/>
      <text:p text:style-name="P29"/>
      <text:p text:style-name="P29">We would like to take the opportunity to thank Ms. Josephine Veena for her </text:p>
      <text:p text:style-name="P29">guidance with our project. Her deep insights greatly helped us in taking up this project and implementing it. Her immense knowledge <text:span text:style-name="T10">in the field of Artificial Intelligence has helped us with our concepts and thus we were able to successfully finish this project.</text:span></text:p>
      <text:p text:style-name="P30"/>
      <text:p text:style-name="P30">We would also like to thank our college for giving us this opportunity to work upon our theoretical knowledge and build a practical model on the same, thus giving us the complete knowhow of knowledge based agent.</text:p>
      <text:p text:style-name="P1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3"/>
      <text:p text:style-name="P11"/>
      <text:p text:style-name="P11"/>
      <text:p text:style-name="P12"/>
      <text:p text:style-name="P12">ABSTRACT</text:p>
      <text:p text:style-name="P12"/>
      <text:p text:style-name="P32"><text:span text:style-name="T12">Breadth-first search (BFS) is a </text:span><text:span text:style-name="T13">prominent search</text:span><text:span text:style-name="T12"> </text:span><text:span text:style-name="T13">algorithm</text:span><text:span text:style-name="T12"> for traversing or searching tree or graph data structures. It starts at the tree root, or some arbitrary node of a graph, sometimes referred to as a 'search key' and explores the neighbor nodes first, before moving to the next level neighbors.</text:span></text:p>
      <text:p text:style-name="P47"/>
      <text:p text:style-name="P33"><text:span text:style-name="T12">B</text:span><text:span text:style-name="T13">readth first search uses </text:span><text:span text:style-name="T11">a queue (First In First Out) instead of a stack, </text:span><text:span text:style-name="T13">as in the case of Depth first search</text:span><text:span text:style-name="T11"> and </text:span>checks whether a vertex has been discovered before enqueueing the vertex rather than delaying this check until the vertex is dequeued from the queue. </text:p>
      <text:p text:style-name="P48"/>
      <text:p text:style-name="P56">In the analysis of algorithms, the input to breadth-first search is assumed to be a finite graph, represented explicitly as an adjacency list or similar representation. However, in the application of graph traversal methods in artificial intelligence the input may be an implicit representation of an infinite graph. In this context, a search method is described as being complete if it is guaranteed to find a goal state if one exists. Breadth-first search is complete, but depth-first search is not. <text:soft-page-break/>When applied to infinite graphs represented implicitly, breadth-first search will eventually find the goal state, but depth-first search may get lost in parts of the graph that have no goal state and never return.</text:p>
      <text:p text:style-name="P48"/>
      <text:p text:style-name="P11"/>
      <text:p text:style-name="P11"/>
      <text:p text:style-name="P11"/>
      <text:p text:style-name="P11"/>
      <text:p text:style-name="P11"/>
      <text:p text:style-name="P11"/>
      <text:p text:style-name="P11"/>
      <text:p text:style-name="P11"/>
      <text:p text:style-name="P11"/>
      <text:p text:style-name="P11"/>
      <text:p text:style-name="P7"/>
      <text:p text:style-name="P7"/>
      <text:p text:style-name="P7"/>
      <text:p text:style-name="P8">I<text:span text:style-name="T2">NTRODUCTION</text:span></text:p>
      <text:p text:style-name="P31"/>
      <text:p text:style-name="P34"><text:span text:style-name="T18">Social Search</text:span><text:span text:style-name="T15"> is a behavior of retrieving and searching on a social searching engine that mainly searches user-generated content such as news, videos and images related search queries on </text:span><text:span text:style-name="T16">soci</text:span><text:span text:style-name="T17">a</text:span><text:span text:style-name="T16">l media such as the common social networking websites such as Facebook, Instagram and Snapchat. </text:span>The idea behind social search is that instead of a machine deciding which pages should be returned for a specific query based upon an impersonal algorithm, results that are based on the human network of the searcher might be more relevant to that specific user's needs. </text:p>
      <text:p text:style-name="P35"/>
      <text:p text:style-name="P36"/>
      <text:p text:style-name="P36"/>
      <text:p text:style-name="P44"><text:span text:style-name="T11">The time complexity can be expressed as O(|V|+|E|)</text:span><text:span text:style-name="T11"><draw:frame draw:style-name="fr1" draw:name="Image1" text:anchor-type="as-char" svg:width="0.041cm" svg:height="0.041cm" draw:z-index="0"><draw:image xlink:href="Pictures/10000EC90000001C0000001C74B8B72D86370683.svg" xlink:type="simple" xlink:show="embed" xlink:actuate="onLoad"/><draw:image xlink:href="Pictures/100002010000000100000001B732BD5A49F969E6.png" xlink:type="simple" xlink:show="embed" xlink:actuate="onLoad"/><svg:title>O(|V|+|E|)</svg:title></draw:frame></text:span><text:span text:style-name="T11">, since every vertex and every edge will be explored in the worst case.|V| is the number of vertices and |E| is the number of edges in the graph. Note that O(|E|) may vary between O(1) and O(|V|)</text:span><text:span text:style-name="T22">2</text:span><text:span text:style-name="T11">, depending on how sparse the input graph is.</text:span></text:p>
      <text:p text:style-name="P45"><text:soft-page-break/>When the number of vertices in the graph is known ahead of time, and additional data structures are used to determine which vertices have already been added to the queue, the space complexity can be expressed a<text:span text:style-name="T19">s O(|V|)</text:span>. If the graph is represented by an adjacency list it occupies <text:span text:style-name="T13">O(|V|+|E|)</text:span><text:span text:style-name="T13"><draw:frame draw:style-name="fr1" draw:name="Image2" text:anchor-type="as-char" svg:width="0.041cm" svg:height="0.041cm" draw:z-index="1"><draw:image xlink:href="Pictures/10000EC90000001C0000001C74B8B72D86370683.svg" xlink:type="simple" xlink:show="embed" xlink:actuate="onLoad"/><draw:image xlink:href="Pictures/100002010000000100000001B732BD5A49F969E6.png" xlink:type="simple" xlink:show="embed" xlink:actuate="onLoad"/><svg:title>O(|V|+|E|)</svg:title></draw:frame></text:span> space in memory, while an adjacency matrix representation occupie<text:span text:style-name="T24">s </text:span><text:span text:style-name="T14">O(|V|)</text:span><text:span text:style-name="T23">2</text:span>.</text:p>
      <text:p text:style-name="P46">When working with graphs that are too large to store explicitly(or infinite), it is more practical to describe the complexity of breadth-first search in different terms: to find the nodes that are at distance <text:span text:style-name="T6">d</text:span> from the start node (measured in number of edge traversals), BFS takes <text:span text:style-name="T6">O</text:span>(<text:span text:style-name="T6">b</text:span><text:span text:style-name="T21">d</text:span><text:span text:style-name="T20"> + 1</text:span>) time and memory, where <text:span text:style-name="T6">b</text:span> is the "branching factor" of the graph (the average out-degree).</text:p>
      <text:p text:style-name="P37"/>
      <text:p text:style-name="P38"/>
      <text:p text:style-name="P41"/>
      <text:p text:style-name="P39"/>
      <text:p text:style-name="P39"/>
      <text:p text:style-name="P39"/>
      <text:p text:style-name="P39"/>
      <text:p text:style-name="P40"/>
      <text:p text:style-name="P43"/>
      <text:p text:style-name="P42"/>
      <text:p text:style-name="P28"/>
      <text:p text:style-name="P28"/>
      <text:p text:style-name="P28"/>
      <text:p text:style-name="P11"/>
      <text:p text:style-name="P11">PROBLEM DEFINITION AND OBJECTIVE</text:p>
      <text:p text:style-name="P11"/>
      <text:p text:style-name="P26">The project aims to look up for any given profile of a user by traversing through the linked contacts or profiles of a given user and finally finding the required node. <text:span text:style-name="T2">The breadth first search algorithm is used to traverse the “friend” nodes to finally arrive at the destination or the node that is being searched for. </text:span></text:p>
      <text:p text:style-name="P26"/>
      <text:p text:style-name="P4">The agent will look up all the connected nodes of the given starting profile and traverse them to reach another profile untill it finally reaches the destination. The agent also needs to find the shortest traversal path between the “friend” nodes to be able to produce results in the minimum possible time.</text:p>
      <text:p text:style-name="P5"><text:soft-page-break/></text:p>
      <text:p text:style-name="P13">The precise <text:span text:style-name="T3">definition of the TASK ENVIRONMENT using PEAS description, </text:span>is as follows :</text:p>
      <text:p text:style-name="P13"/>
      <text:p text:style-name="P20">1) Performance measure :</text:p>
      <text:p text:style-name="P13"/>
      <text:list xml:id="list5445805932303418623" text:style-name="L1">
        <text:list-item>
          <text:p text:style-name="P49">Shortest path for searching for a person through a network of mutual friends.</text:p>
        </text:list-item>
      </text:list>
      <text:p text:style-name="P13"/>
      <text:p text:style-name="P20">2) Environment :</text:p>
      <text:p text:style-name="P20"/>
      <text:list xml:id="list4210802842651864753" text:style-name="L2">
        <text:list-item>
          <text:p text:style-name="P50">The various profiles registered on the socail network and their corresponding data.</text:p>
        </text:list-item>
        <text:list-item>
          <text:p text:style-name="P50">The relationship between the different profiles that determines weather or not they are “friends”.</text:p>
        </text:list-item>
        <text:list-item>
          <text:p text:style-name="P50">The agent starts from the node of a given profile and starts looking for the required profile.</text:p>
        </text:list-item>
      </text:list>
      <text:p text:style-name="P20"/>
      <text:p text:style-name="P20">3) Actuators :</text:p>
      <text:p text:style-name="P13"/>
      <text:list xml:id="list4758986844431920463" text:style-name="L3">
        <text:list-item>
          <text:p text:style-name="P51">The agent can traverse all the linked nodes starting from the given profile .</text:p>
        </text:list-item>
        <text:list-item>
          <text:p text:style-name="P51">The agent continues traversal untill the destination profile has been reached and the most efficient path has been determined,</text:p>
        </text:list-item>
      </text:list>
      <text:p text:style-name="P14"/>
      <text:p text:style-name="P21">4)Sensors:</text:p>
      <text:p text:style-name="P21"/>
      <text:list xml:id="list6079117503341021640" text:style-name="L4">
        <text:list-item>
          <text:p text:style-name="P52">The agent has only one sensor that determines weather two different profiles are related to each other with the “friend” relationship. It proceeds traversal along a path only if this relationship is found.</text:p>
        </text:list-item>
      </text:list>
      <text:p text:style-name="P18"/>
      <text:p text:style-name="P22">Social Network environment properties:</text:p>
      <text:p text:style-name="P22"/>
      <text:p text:style-name="P14">1) Partially observable : Can only detect links between a given node and the next.</text:p>
      <text:p text:style-name="P14">2) Single agent : The knowledge based agent is the only agent in the <text:s/>“world”. It is working in isolation in the given environment.</text:p>
      <text:p text:style-name="P14">3)Deterministic : The outcome of each action is specified for each state.</text:p>
      <text:p text:style-name="P14">4)Sequential : Each ac<text:span text:style-name="T4">tion affects the future decisions and actions of the agent.</text:span></text:p>
      <text:p text:style-name="P15">5)Static : The environment is static and the links between the nodes do not change as the agent traverses them.</text:p>
      <text:p text:style-name="P15">6)Discrete : Involves a discrete set of percepts.</text:p>
      <text:p text:style-name="P15"/>
      <text:p text:style-name="P15"/>
      <text:p text:style-name="P23">Optimal Path</text:p>
      <text:p text:style-name="P23"/>
      <text:p text:style-name="P15">The optimal path is determined by the shortest route taken by the agent ( while traversing through the mutual friends of the starting node) to reach the target destination / the profile that is being looked for. Given the fact that the agent can reach the destination through multiple alternative ways, the goal of the algorithm will be to find out the shortest link connecting any two points. </text:p>
      <text:p text:style-name="P15"/>
      <text:p text:style-name="P25"/>
      <text:p text:style-name="P25"/>
      <text:p text:style-name="P25">Environment Details :</text:p>
      <text:p text:style-name="P25"/>
      <text:p text:style-name="P17"><text:soft-page-break/>Given the vast nature of the actual dataset, we will use a demo dataset containing the nodes and their relationships between each other. The goal of the agent will <text:s/>be to traverse this envirnoment and produce results. </text:p>
      <text:p text:style-name="P17"/>
      <text:p text:style-name="P25">Implementation details: </text:p>
      <text:p text:style-name="P25"/>
      <text:p text:style-name="P17">The project will be implemented using <text:s/>C / C++ .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LITERATURE SURVEY</text:p>
      <text:p text:style-name="P53"><text:soft-page-break/></text:p>
      <text:p text:style-name="P53"/>
      <text:p text:style-name="P54">The term means that the strategies have no additional</text:p>
      <text:p text:style-name="P54">information about states beyond that provided in the problem definition. All they can do is</text:p>
      <text:p text:style-name="P54">generate successors and distinguish a goal state from a non-goal state. All search strategies</text:p>
      <text:p text:style-name="P54">are distinguished by the order in which nodes are expanded. Strategies that know whether</text:p>
      <text:p text:style-name="P54">one non-goal state is “more promising” than another are called informed search or heuristic</text:p>
      <text:p text:style-name="P54">search strategies.Breadth-first search is a simple strategy in which the root node is expanded first, then all the</text:p>
      <text:p text:style-name="P54">successors of the root node are expanded next, then their successors, and so on. In general,</text:p>
      <text:p text:style-name="P54">all the nodes are expanded at a given depth in the search tree before any nodes at the next</text:p>
      <text:p text:style-name="P54">level are expanded.</text:p>
      <text:p text:style-name="P54">The following is a study about the comparative performance of different algorithms in contrast to BFS.</text:p>
      <text:p text:style-name="P6"/>
      <text:p text:style-name="P24">Alternative algorithms <text:span text:style-name="T5">and analysis :</text:span></text:p>
      <text:p text:style-name="P16"/>
      <text:p text:style-name="P16">The given problem statement can be solved using the following alternative algorithms :</text:p>
      <text:p text:style-name="P16">a) <text:span text:style-name="T7">Bidirectional Search Algorithm</text:span> : This will prove to be a more efficient solution to the problem statement at hand given its nature of looking up for a common link between the source and the destination nodes. </text:p>
      <text:p text:style-name="P16"/>
      <text:p text:style-name="P16">b) <text:span text:style-name="T7">Depth </text:span><text:span text:style-name="T8">F</text:span><text:span text:style-name="T7">irst </text:span><text:span text:style-name="T8">S</text:span><text:span text:style-name="T7">earch </text:span><text:span text:style-name="T8">Algorithm</text:span>: Depth first search will not provide a better or more efficient solution as the agent will have to travel all the nodes of the first profile, even if there exists no immediate neighbours connecting the souce and the destination. This is particularly inefficient in the social network where a single profile can have thousands of friends.</text:p>
      <text:p text:style-name="P16"/>
      <text:p text:style-name="P16">c) <text:span text:style-name="T9">Uniform Cost </text:span><text:span text:style-name="T8">S</text:span><text:span text:style-name="T9">earch </text:span><text:span text:style-name="T5">: By assigning weights to the different profiles the traversal can be guided to the destination profile. The weights can be assigned based on the number of profile visits , the messages exchanged , the tags in posts etc. However, this will not be particularly useful in finding the profile of an unknown person. </text:span></text:p>
      <text:p text:style-name="P17"/>
      <text:p text:style-name="P17">d) <text:span text:style-name="T7">Depth Limited Search</text:span> : The algorithm rules out certain possibilties thus cutting down traversal costs but may also rule out the efficient path to a profile <text:s/>in the proc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0:39:04.292532285</meta:creation-date>
    <dc:date>2017-03-14T13:45:17.952127745</dc:date>
    <meta:editing-duration>PT9M30S</meta:editing-duration>
    <meta:editing-cycles>4</meta:editing-cycles>
    <meta:generator>LibreOffice/5.1.4.2$Linux_X86_64 LibreOffice_project/10m0$Build-2</meta:generator>
    <meta:document-statistic meta:table-count="0" meta:image-count="2" meta:object-count="0" meta:page-count="8" meta:paragraph-count="65" meta:word-count="1419" meta:character-count="8475" meta:non-whitespace-character-count="7112"/>
  </office:meta>
</office:document-meta>
</file>